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0f7" officeooo:paragraph-rsid="0017b0f7"/>
    </style:style>
    <style:style style:name="P2" style:family="paragraph" style:parent-style-name="Standard">
      <style:text-properties officeooo:rsid="0019c6d3" officeooo:paragraph-rsid="0019c6d3"/>
    </style:style>
    <style:style style:name="P3" style:family="paragraph" style:parent-style-name="Standard" style:list-style-name="L1">
      <style:text-properties officeooo:rsid="0019c6d3" officeooo:paragraph-rsid="0019c6d3"/>
    </style:style>
    <style:style style:name="P4" style:family="paragraph" style:parent-style-name="Standard">
      <style:text-properties fo:font-weight="bold" officeooo:rsid="0019c6d3" officeooo:paragraph-rsid="0019c6d3" style:font-weight-asian="bold" style:font-weight-complex="bold"/>
    </style:style>
    <style:style style:name="P5" style:family="paragraph" style:parent-style-name="Standard" style:list-style-name="L1">
      <style:text-properties style:text-position="0% 100%" officeooo:rsid="0019c6d3" officeooo:paragraph-rsid="0019c6d3"/>
    </style:style>
    <style:style style:name="P6" style:family="paragraph" style:parent-style-name="Standard" style:list-style-name="L1">
      <style:text-properties style:text-position="0% 100%" officeooo:rsid="0019c6d3" officeooo:paragraph-rsid="001b5c59"/>
    </style:style>
    <style:style style:name="P7" style:family="paragraph" style:parent-style-name="Standard">
      <style:text-properties style:text-position="0% 100%" officeooo:rsid="0019c6d3" officeooo:paragraph-rsid="001b5c59"/>
    </style:style>
    <style:style style:name="P8" style:family="paragraph" style:parent-style-name="Standard">
      <style:text-properties style:text-position="0% 100%" officeooo:rsid="001d897f" officeooo:paragraph-rsid="001d897f"/>
    </style:style>
    <style:style style:name="P9" style:family="paragraph" style:parent-style-name="Standard">
      <style:text-properties style:text-position="0% 100%" officeooo:rsid="001f5709" officeooo:paragraph-rsid="001f5709"/>
    </style:style>
    <style:style style:name="P10" style:family="paragraph" style:parent-style-name="Standard">
      <style:text-properties style:text-position="0% 100%" officeooo:rsid="00214f0d" officeooo:paragraph-rsid="00214f0d"/>
    </style:style>
    <style:style style:name="P11" style:family="paragraph" style:parent-style-name="Standard">
      <style:text-properties style:text-position="0% 100%" officeooo:rsid="00258a09" officeooo:paragraph-rsid="00258a09"/>
    </style:style>
    <style:style style:name="P12" style:family="paragraph" style:parent-style-name="Standard">
      <style:text-properties style:text-position="0% 100%" officeooo:rsid="0026a14d" officeooo:paragraph-rsid="0026a14d"/>
    </style:style>
    <style:style style:name="P13" style:family="paragraph" style:parent-style-name="Standard">
      <style:text-properties style:text-position="0% 100%" officeooo:rsid="0027d588" officeooo:paragraph-rsid="0027d588"/>
    </style:style>
    <style:style style:name="P14" style:family="paragraph" style:parent-style-name="Standard" style:list-style-name="L2">
      <style:text-properties style:text-position="0% 100%" officeooo:rsid="0027d588" officeooo:paragraph-rsid="0027d588"/>
    </style:style>
    <style:style style:name="P15" style:family="paragraph" style:parent-style-name="Standard" style:list-style-name="L2">
      <style:text-properties style:text-position="0% 100%" officeooo:rsid="00291b3b" officeooo:paragraph-rsid="00291b3b"/>
    </style:style>
    <style:style style:name="P16" style:family="paragraph" style:parent-style-name="Standard">
      <style:text-properties style:text-position="0% 100%" officeooo:rsid="00291b3b" officeooo:paragraph-rsid="00291b3b"/>
    </style:style>
    <style:style style:name="P17" style:family="paragraph" style:parent-style-name="Standard" style:list-style-name="L3">
      <style:text-properties style:text-position="0% 100%" officeooo:rsid="00291b3b" officeooo:paragraph-rsid="00291b3b"/>
    </style:style>
    <style:style style:name="P18" style:family="paragraph" style:parent-style-name="Standard" style:list-style-name="L3">
      <style:text-properties style:text-position="0% 100%" officeooo:rsid="00295788" officeooo:paragraph-rsid="00295788"/>
    </style:style>
    <style:style style:name="P19" style:family="paragraph" style:parent-style-name="Standard" style:list-style-name="L3">
      <style:text-properties style:text-position="0% 100%" officeooo:rsid="002a3e50" officeooo:paragraph-rsid="002a3e50"/>
    </style:style>
    <style:style style:name="P20" style:family="paragraph" style:parent-style-name="Standard">
      <style:text-properties style:text-position="0% 100%" fo:font-weight="bold" officeooo:rsid="002a3e50" officeooo:paragraph-rsid="002a3e50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position="0% 100%" fo:font-weight="bold" officeooo:rsid="002c0786" officeooo:paragraph-rsid="002c0786" style:font-weight-asian="bold" style:font-weight-complex="bold"/>
    </style:style>
    <style:style style:name="P22" style:family="paragraph" style:parent-style-name="Standard">
      <style:text-properties style:text-position="0% 100%" fo:font-weight="normal" officeooo:rsid="002a3e50" officeooo:paragraph-rsid="002a3e50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2a3e50" officeooo:paragraph-rsid="002a8ca1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2c0786" officeooo:paragraph-rsid="002c0786" style:font-weight-asian="normal" style:font-weight-complex="normal"/>
    </style:style>
    <style:style style:name="P25" style:family="paragraph" style:parent-style-name="Standard">
      <style:text-properties style:text-position="0% 100%" officeooo:rsid="002dc75a" officeooo:paragraph-rsid="002dc75a"/>
    </style:style>
    <style:style style:name="P26" style:family="paragraph" style:parent-style-name="Standard">
      <style:paragraph-properties fo:text-align="justify" style:justify-single-word="false"/>
      <style:text-properties style:text-position="0% 100%" officeooo:rsid="002dc75a" officeooo:paragraph-rsid="002dc75a"/>
    </style:style>
    <style:style style:name="P27" style:family="paragraph" style:parent-style-name="Standard" style:list-style-name="L4">
      <style:paragraph-properties fo:text-align="justify" style:justify-single-word="false"/>
      <style:text-properties style:text-position="0% 100%" officeooo:rsid="002dc75a" officeooo:paragraph-rsid="002dc75a"/>
    </style:style>
    <style:style style:name="P28" style:family="paragraph" style:parent-style-name="Standard" style:list-style-name="L5">
      <style:paragraph-properties fo:text-align="justify" style:justify-single-word="false"/>
      <style:text-properties style:text-position="0% 100%" officeooo:rsid="002dc75a" officeooo:paragraph-rsid="002dc75a"/>
    </style:style>
    <style:style style:name="P29" style:family="paragraph" style:parent-style-name="Standard">
      <style:paragraph-properties fo:text-align="justify" style:justify-single-word="false"/>
      <style:text-properties style:text-position="0% 100%" officeooo:rsid="002ef569" officeooo:paragraph-rsid="002ef569"/>
    </style:style>
    <style:style style:name="P30" style:family="paragraph" style:parent-style-name="Standard" style:list-style-name="L5">
      <style:paragraph-properties fo:text-align="justify" style:justify-single-word="false"/>
      <style:text-properties style:text-position="0% 100%" officeooo:rsid="002ef569" officeooo:paragraph-rsid="002ef569"/>
    </style:style>
    <style:style style:name="P31" style:family="paragraph" style:parent-style-name="Standard">
      <style:paragraph-properties fo:text-align="justify" style:justify-single-word="false"/>
      <style:text-properties style:text-position="0% 100%" officeooo:rsid="002f7d02" officeooo:paragraph-rsid="002f7d02"/>
    </style:style>
    <style:style style:name="P32" style:family="paragraph" style:parent-style-name="Standard">
      <style:paragraph-properties fo:text-align="justify" style:justify-single-word="false"/>
      <style:text-properties style:text-position="0% 100%" officeooo:rsid="0033de38" officeooo:paragraph-rsid="0033de38"/>
    </style:style>
    <style:style style:name="P33" style:family="paragraph" style:parent-style-name="Standard">
      <style:paragraph-properties fo:text-align="justify" style:justify-single-word="false"/>
      <style:text-properties style:text-position="0% 100%" officeooo:rsid="0034dc6c" officeooo:paragraph-rsid="0034dc6c"/>
    </style:style>
    <style:style style:name="P34" style:family="paragraph" style:parent-style-name="Standard">
      <style:paragraph-properties fo:text-align="justify" style:justify-single-word="false"/>
      <style:text-properties style:text-position="0% 100%" officeooo:rsid="00355dda" officeooo:paragraph-rsid="00355dda"/>
    </style:style>
    <style:style style:name="P35" style:family="paragraph" style:parent-style-name="Standard">
      <style:paragraph-properties fo:text-align="justify" style:justify-single-word="false"/>
      <style:text-properties style:text-position="0% 100%" officeooo:rsid="0036f8aa" officeooo:paragraph-rsid="0036f8aa"/>
    </style:style>
    <style:style style:name="P36" style:family="paragraph" style:parent-style-name="Standard">
      <style:paragraph-properties fo:text-align="justify" style:justify-single-word="false"/>
      <style:text-properties style:text-position="0% 100%" officeooo:rsid="003a9721" officeooo:paragraph-rsid="003a9721"/>
    </style:style>
    <style:style style:name="T1" style:family="text">
      <style:text-properties officeooo:rsid="00190217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  <style:style style:name="T4" style:family="text">
      <style:text-properties officeooo:rsid="001b5c59"/>
    </style:style>
    <style:style style:name="T5" style:family="text">
      <style:text-properties officeooo:rsid="00231070"/>
    </style:style>
    <style:style style:name="T6" style:family="text">
      <style:text-properties officeooo:rsid="00291b3b"/>
    </style:style>
    <style:style style:name="T7" style:family="text">
      <style:text-properties officeooo:rsid="00295788"/>
    </style:style>
    <style:style style:name="T8" style:family="text">
      <style:text-properties officeooo:rsid="002a8ca1"/>
    </style:style>
    <style:style style:name="T9" style:family="text">
      <style:text-properties officeooo:rsid="002b2cc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ef569"/>
    </style:style>
    <style:style style:name="T13" style:family="text">
      <style:text-properties officeooo:rsid="0038e6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лектротехника</text:p>
      <text:p text:style-name="P1"/>
      <text:p text:style-name="P1">Белодедов Михаил Владимирович <text:a xlink:type="simple" xlink:href="mailto:mbelodedov@mail.ru" text:style-name="Internet_20_link" text:visited-style-name="Visited_20_Internet_20_Link"><text:span text:style-name="T1">m.belodedov@mail.ru</text:span></text:a></text:p>
      <text:p text:style-name="P2"/>
      <text:p text:style-name="P4">Главные величины электротехники:</text:p>
      <text:list xml:id="list6969172571591469182" text:style-name="L1">
        <text:list-item>
          <text:p text:style-name="P3">Электрический заряд q </text:p>
          <text:p text:style-name="P3">СИ: кулон</text:p>
          <text:p text:style-name="P3">crc: Франклин</text:p>
          <text:p text:style-name="P3">Закон кулона: F = k*q<text:span text:style-name="T3">1</text:span>*q<text:span text:style-name="T3">2</text:span>/r<text:span text:style-name="T2">2</text:span></text:p>
        </text:list-item>
        <text:list-item>
          <text:p text:style-name="P5">Электростатический потенциал </text:p>
          <text:p text:style-name="P5">φ, Вольт</text:p>
        </text:list-item>
        <text:list-item>
          <text:p text:style-name="P5">Напряженность электрического поля</text:p>
          <text:p text:style-name="P5">F = E*q </text:p>
          <text:p text:style-name="P5">СИ: Вольт/метр</text:p>
        </text:list-item>
        <text:list-item>
          <text:p text:style-name="P5">Электрический ток</text:p>
          <text:p text:style-name="P5">I = q/t</text:p>
        </text:list-item>
        <text:list-item>
          <text:p text:style-name="P5">Магнитная индукция</text:p>
          <text:p text:style-name="P5">СИ: Тесла</text:p>
          <text:p text:style-name="P5">сгс: Гаус</text:p>
          <text:p text:style-name="P5">1 Тесла = 0,0001 Гаус</text:p>
        </text:list-item>
        <text:list-item>
          <text:p text:style-name="P5">Закон Ампера</text:p>
          <text:p text:style-name="P5">F = Ibl</text:p>
        </text:list-item>
        <text:list-item>
          <text:p text:style-name="P5">Закон Фарадея:</text:p>
          <text:p text:style-name="P6">U = <text:span text:style-name="T4">∆</text:span>φ/<text:span text:style-name="T4">∆</text:span>t</text:p>
        </text:list-item>
      </text:list>
      <text:p text:style-name="P7"/>
      <text:p text:style-name="P8">Обычные величины заряда — нанокулоны, микрокулоны</text:p>
      <text:p text:style-name="P9">Электрический заряд планеты Земля — 570 килоКулон</text:p>
      <text:p text:style-name="P9"/>
      <text:p text:style-name="P10">Электростатический потенциал сам по себе не имеет никакого смысла, он зависит от точки отсчета. <text:span text:style-name="T5">Поэтому в электротехнике одну из точек (проводников) назначают нулевым потенциалом. Эта точка называется землей.</text:span></text:p>
      <text:p text:style-name="P11">U = <text:span text:style-name="T4">∆φ</text:span></text:p>
      <text:p text:style-name="P11">Физический смысл имеет именно разность потенциалов. </text:p>
      <text:p text:style-name="P11"/>
      <text:p text:style-name="P12">Когда речь идет о потенциале провода имеется ввиду разность потенциалов провода и земли.</text:p>
      <text:p text:style-name="P12"/>
      <text:p text:style-name="P13">Порядки величин <text:span text:style-name="T6">напряжения</text:span>:</text:p>
      <text:list xml:id="list5552334947234591890" text:style-name="L2">
        <text:list-item>
          <text:p text:style-name="P14">Биотоки мозга — микровольты</text:p>
        </text:list-item>
        <text:list-item>
          <text:p text:style-name="P14">ТВ антенна — 100 микровольт</text:p>
        </text:list-item>
        <text:list-item>
          <text:p text:style-name="P14">Микрофон — 1..10 миливолт</text:p>
        </text:list-item>
        <text:list-item>
          <text:p text:style-name="P14">пальчиковая батарейка — вольт</text:p>
        </text:list-item>
        <text:list-item>
          <text:p text:style-name="P14">Электрическая розетка — сотни вольт</text:p>
        </text:list-item>
        <text:list-item>
          <text:p text:style-name="P14">Свеча зажигания — киловольты</text:p>
        </text:list-item>
        <text:list-item>
          <text:p text:style-name="P14">ЛЭП — сотни киловольт</text:p>
        </text:list-item>
        <text:list-item>
          <text:p text:style-name="P14">Электрическая машина — мегавольт</text:p>
        </text:list-item>
        <text:list-item>
          <text:p text:style-name="P15">Молния — сотни мегавольт</text:p>
        </text:list-item>
      </text:list>
      <text:p text:style-name="P16"/>
      <text:p text:style-name="P16">Магнитная индукция — вектор, который исходит из северного пояса и «втыкается» в южный.</text:p>
      <text:p text:style-name="P16">Порядки величин магнитной индукции:</text:p>
      <text:list xml:id="list7176213418038007096" text:style-name="L3">
        <text:list-item>
          <text:p text:style-name="P17">планета Земля — 30 микро <text:span text:style-name="T7">Т</text:span>есла</text:p>
        </text:list-item>
        <text:list-item>
          <text:p text:style-name="P18">стрелка Компаса — 10 мили Тесла</text:p>
        </text:list-item>
        <text:list-item>
          <text:p text:style-name="P19"><text:soft-page-break/>постоянный магнит — 100 милитесла</text:p>
        </text:list-item>
        <text:list-item>
          <text:p text:style-name="P19">мощный электромагнит — 1,5 Тесла</text:p>
        </text:list-item>
        <text:list-item>
          <text:p text:style-name="P19">Ускорители электрических частиц — 10 Тесла</text:p>
        </text:list-item>
      </text:list>
      <text:p text:style-name="P20">P.s: Тесла — это очень много</text:p>
      <text:p text:style-name="P22"/>
      <text:p text:style-name="P23">Магнитное поле соленоида (если его д<text:span text:style-name="T8">иаметр существенно больше длины)</text:span>:</text:p>
      <text:p text:style-name="P23"><text:s/>B = μμ<text:span text:style-name="T3">0</text:span>In</text:p>
      <text:p text:style-name="P22">n — количество витков <text:span text:style-name="T9">на метр (плотность)</text:span></text:p>
      <text:p text:style-name="P22">μ — магнитная проницаемость</text:p>
      <text:p text:style-name="P22">μ<text:span text:style-name="T3">0</text:span> — магнитная постоянная = 4π * 10<text:span text:style-name="T2">-7</text:span></text:p>
      <text:p text:style-name="P22">I — ток, протекающий через соленоид</text:p>
      <text:p text:style-name="P22"/>
      <text:p text:style-name="P22"/>
      <text:p text:style-name="P21">Электрический ток</text:p>
      <text:p text:style-name="P24"><text:span text:style-name="T10">Электрический ток</text:span> — <text:span text:style-name="T11">упорядоченное</text:span> движение электрически заряженных частиц.</text:p>
      <text:p text:style-name="P24"/>
      <text:p text:style-name="P25">Порядки электрического тока:</text:p>
      <text:list xml:id="list7354085719850026727" text:style-name="L4">
        <text:list-item>
          <text:p text:style-name="P27">светодиод — 10 милиамипер</text:p>
        </text:list-item>
        <text:list-item>
          <text:p text:style-name="P27">бытовая техника — амперы</text:p>
        </text:list-item>
        <text:list-item>
          <text:p text:style-name="P27">трансформаторная подстанция — килоампер</text:p>
        </text:list-item>
      </text:list>
      <text:p text:style-name="P26"/>
      <text:p text:style-name="P29">Электрические заряженые частицы в разных средах:</text:p>
      <text:list xml:id="list5739318651496819643" text:style-name="L5">
        <text:list-item>
          <text:p text:style-name="P28">В металлах — <text:span text:style-name="T12">свободные </text:span>электроны.</text:p>
        </text:list-item>
        <text:list-item>
          <text:p text:style-name="P28">В полупроводниках — свободные электроны и свободные дырки.</text:p>
        </text:list-item>
        <text:list-item>
          <text:p text:style-name="P30">В электролитах (растворах ионных солей) — электроны и ионы.</text:p>
        </text:list-item>
        <text:list-item>
          <text:p text:style-name="P30">В газах — электроны и ионы.</text:p>
        </text:list-item>
      </text:list>
      <text:p text:style-name="P29"/>
      <text:p text:style-name="P31">Электрический газ — электрический ток в металлах.</text:p>
      <text:p text:style-name="P31"/>
      <text:p text:style-name="P31">Если электрон двигается справа-налево, то ток течет слева-направо!</text:p>
      <text:p text:style-name="P31"/>
      <text:p text:style-name="P32">С увеличением температуры в металлических проводниках растет сопротивление. </text:p>
      <text:p text:style-name="P32"/>
      <text:p text:style-name="P33">Полупроводники и диэлектрики — одно и то же. </text:p>
      <text:p text:style-name="P33">Если любой диэлектрик сильно нагреть — то он станет полупроводником, если любой полупроводник сильно охладить — он станет диэлектриком.</text:p>
      <text:p text:style-name="P33"/>
      <text:p text:style-name="P34">Для полупроводников с повышением температуры сопротивление падает.</text:p>
      <text:p text:style-name="P34"/>
      <text:p text:style-name="P35">Электроды принято называть катод и анод.</text:p>
      <text:p text:style-name="P35">Положительный <text:span text:style-name="T13">(+) </text:span>— анод</text:p>
      <text:p text:style-name="P35">Отрицательный <text:span text:style-name="T13">(-) </text:span>— катод</text:p>
      <text:p text:style-name="P35"/>
      <text:p text:style-name="P36">Электролиз — разделение веществ в воде на катоде и анод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00:32.096113384</meta:creation-date>
    <dc:date>2018-09-05T15:24:53.293571389</dc:date>
    <meta:editing-duration>PT1H3M15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381" meta:character-count="2696" meta:non-whitespace-character-count="2371"/>
  </office:meta>
</office:document-meta>
</file>